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DejaVu Sans" fo:font-size="9pt" fo:font-weight="bold" officeooo:rsid="089ea62d" officeooo:paragraph-rsid="089ea62d" style:font-size-asian="9pt" style:font-weight-asian="bold" style:font-size-complex="9pt" style:font-weight-complex="bold"/>
    </style:style>
    <style:style style:name="P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b9917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Heading_20_2">
      <style:text-properties style:font-name="DejaVu Sans" officeooo:rsid="0b4b05d6" officeooo:paragraph-rsid="0b4b05d6"/>
    </style:style>
    <style:style style:name="P21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style="italic" officeooo:rsid="0716bceb" style:font-style-asian="italic" style:font-style-complex="italic"/>
    </style:style>
    <style:style style:name="T33" style:family="text">
      <style:text-properties fo:font-style="italic" officeooo:rsid="0b217ace" style:font-style-asian="italic" style:font-style-complex="italic"/>
    </style:style>
    <style:style style:name="T34" style:family="text">
      <style:text-properties fo:font-style="normal" officeooo:rsid="0716bceb" style:font-style-asian="normal" style:font-style-complex="normal"/>
    </style:style>
    <style:style style:name="T35" style:family="text">
      <style:text-properties fo:font-style="normal" officeooo:rsid="0914edeb" style:font-style-asian="normal" style:font-style-complex="normal"/>
    </style:style>
    <style:style style:name="T36" style:family="text">
      <style:text-properties fo:font-style="normal" officeooo:rsid="0b20a104" style:font-style-asian="normal" style:font-style-complex="normal"/>
    </style:style>
    <style:style style:name="T37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officeooo:rsid="0716bceb"/>
    </style:style>
    <style:style style:name="T67" style:family="text">
      <style:text-properties officeooo:rsid="077a6193"/>
    </style:style>
    <style:style style:name="T68" style:family="text">
      <style:text-properties officeooo:rsid="0b5b24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0" text:outline-level="2">§ <text:span text:style-name="T68">Adept </text:span>Aptitudes</text:h>
      <text:p text:style-name="Standard"><text:span text:style-name="T4">●</text:span><text:span text:style-name="T67"> Kung Fu ○ ○ ○ ○</text:span><text:span text:style-name="T4"> </text:span><text:span text:style-name="T66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1 or 2 harm; with your weapon, 1-3 harm.</text:span></text:p>
      <text:p text:style-name="P3"/>
      <text:p text:style-name="P6"><text:span text:style-name="T15">I</text:span><text:span text:style-name="T3">conic weapon:</text:span></text:p>
      <text:p text:style-name="P2"/>
      <text:p text:style-name="P5"><text:span text:style-name="T66">○ Chi Control ○ ○ ○</text:span><text:span text:style-name="T4"> </text:span><text:span text:style-name="T66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1" text:outline-level="2">§ <text:span text:style-name="T68">Adept </text:span>Moves</text:h>
      <text:p text:style-name="P7"><text:span text:style-name="T66">○ </text:span><text:span text:style-name="T34">Eyes of the Mantis</text:span><text:span text:style-name="T66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8" text:outline-level="1"/>
      <text:h text:style-name="P8" text:outline-level="1"><text:span text:style-name="T66">○ </text:span><text:span text:style-name="T32">What wires?</text:span><text:span text:style-name="T66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4" text:outline-level="1"/>
      <text:h text:style-name="P9" text:outline-level="1"><text:span text:style-name="T66">○ </text:span><text:span text:style-name="T34">Body of Iron</text:span><text:span text:style-name="T66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41">You </text:span><text:span text:style-name="T44">permanently </text:span><text:span text:style-name="T41">get </text:span><text:span text:style-name="T42">rank 2 of Health</text:span><text:span text:style-name="T51">⌝</text:span><text:span text:style-name="T42">.</text:span></text:h>
      <text:h text:style-name="P19" text:outline-level="1"/>
      <text:h text:style-name="P10" text:outline-level="1"><text:span text:style-name="T34">○ </text:span><text:span text:style-name="T33">With a fucking pencil!</text:span><text:span text:style-name="T34"> ►</text:span><text:span text:style-name="T37"> </text:span><text:span text:style-name="T45">You grab an object close at hand. </text:span><text:span text:style-name="T46">Y</text:span><text:span text:style-name="T45">ou can use that object as if it were your iconic weapon </text:span><text:span text:style-name="T46">for the purposes of a single </text:span><text:span text:style-name="T49">move</text:span><text:span text:style-name="T46">—after which the object is </text:span><text:span text:style-name="T50">irretrievably</text:span><text:span text:style-name="T46"> lost or broken.</text:span></text:h>
      <text:h text:style-name="P13" text:outline-level="1"/>
      <text:h text:style-name="P11" text:outline-level="1"><text:span text:style-name="T34">○ </text:span><text:span text:style-name="T36">Drunken Master</text:span><text:span text:style-name="T34"> ►</text:span><text:span text:style-name="T37"> </text:span><text:span text:style-name="T43">Ignore any mental status while using </text:span><text:span text:style-name="T36">kung fu</text:span><text:span text:style-name="T43"> to make a ⌞story move</text:span><text:span text:style-name="T51">⌝</text:span><text:span text:style-name="T43">.</text:span></text:h>
      <text:h text:style-name="P14" text:outline-level="1"/>
      <text:h text:style-name="P12" text:outline-level="1"><text:span text:style-name="T34">○ </text:span><text:span text:style-name="T35">Fists of Steel</text:span><text:span text:style-name="T34"> ►</text:span><text:span text:style-name="T37"> </text:span><text:span text:style-name="T38">When </text:span><text:span text:style-name="T40">striking</text:span><text:span text:style-name="T38"> </text:span><text:span text:style-name="T39">with hand or foot </text:span><text:span text:style-name="T40">to make a ⌞story move</text:span><text:span text:style-name="T51">⌝</text:span><text:span text:style-name="T38">, </text:span><text:span text:style-name="T48">the target’s material or composition can’t make you get ⌞</text:span><text:span text:style-name="T47">No Effect</text:span><text:span text:style-name="T51">⌝</text:span><text:span text:style-name="T47">.</text:span></text:h>
      <text:h text:style-name="P15" text:outline-level="1"/>
      <text:h text:style-name="P17" text:outline-level="1"><text:span text:style-name="T62">○ </text:span><text:span text:style-name="T63">Down your pants</text:span><text:span text:style-name="T64">?</text:span><text:span text:style-name="T52"> ► </text:span><text:span text:style-name="T55">Any instant nobody’s looking at you, you </text:span><text:span text:style-name="T56">either stash your iconic weapon seemingly “nowhere”; or you retrieve the weapon you previously stashed. </text:span><text:span text:style-name="T57">You can only stash your iconic weapon, </text:span><text:span text:style-name="T58">and only if it’s </text:span><text:span text:style-name="T61">inanimate.</text:span></text:h>
      <text:h text:style-name="P16" text:outline-level="1"/>
      <text:h text:style-name="P18" text:outline-level="1"><text:span text:style-name="T62">○ </text:span><text:span text:style-name="T65">Catch a bullet</text:span><text:span text:style-name="T52"> ► </text:span><text:span text:style-name="T53">You </text:span><text:span text:style-name="T59">catch</text:span><text:span text:style-name="T53"> </text:span><text:span text:style-name="T54">or deflect </text:span><text:span text:style-name="T53">a bullet or other projectile </text:span><text:span text:style-name="T54">with your body or iconic weapon. </text:span><text:span text:style-name="T60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2T08:15:59.048195059</dc:date>
    <meta:editing-duration>P11DT4H50M6S</meta:editing-duration>
    <meta:editing-cycles>255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6" meta:character-count="1743" meta:non-whitespace-character-count="1434"/>
  </office:meta>
</office:document-meta>
</file>